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svg:stroke-color="#eeeeee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fo:min-height="0.802cm"/>
    </style:style>
    <style:style style:name="gr3" style:family="graphic" style:parent-style-name="standard">
      <style:graphic-properties draw:stroke="none" svg:stroke-color="#000000" draw:fill="none" draw:fill-color="#ffffff" fo:min-height="1.603cm"/>
    </style:style>
    <style:style style:name="gr4" style:family="graphic" style:parent-style-name="standard">
      <style:graphic-properties draw:stroke="none" svg:stroke-color="#000000" draw:fill="none" draw:fill-color="#ffffff" fo:min-height="2.0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Source Sans Pro Semibold"/>
    </style:style>
    <style:style style:name="P3" style:family="paragraph">
      <loext:graphic-properties draw:fill="none" draw:fill-color="#ffffff"/>
      <style:text-properties style:font-name="Source Sans Pro Semibold"/>
    </style:style>
    <style:style style:name="P4" style:family="paragraph">
      <style:paragraph-properties fo:line-height="0.7cm" fo:text-align="center"/>
      <style:text-properties fo:color="#ff6600" style:font-name="Source Sans Pro Semibold"/>
    </style:style>
    <style:style style:name="P5" style:family="paragraph">
      <loext:graphic-properties draw:fill="none" draw:fill-color="#ffffff"/>
      <style:paragraph-properties fo:line-height="0.7cm" fo:text-align="center"/>
      <style:text-properties fo:color="#ff6600" style:font-name="Source Sans Pro Semibold"/>
    </style:style>
    <style:style style:name="P6" style:family="paragraph">
      <style:paragraph-properties fo:text-align="center"/>
      <style:text-properties fo:color="#ff3333" style:font-name="Source Sans Pro Semibold"/>
    </style:style>
    <style:style style:name="P7" style:family="paragraph">
      <loext:graphic-properties draw:fill="none" draw:fill-color="#ffffff"/>
      <style:paragraph-properties fo:text-align="center"/>
      <style:text-properties fo:color="#ff3333" style:font-name="Source Sans Pro Semibold"/>
    </style:style>
    <style:style style:name="P8" style:family="paragraph">
      <style:paragraph-properties fo:margin-left="0cm" fo:margin-right="0cm" fo:margin-top="0.4cm" fo:margin-bottom="0.4cm" fo:line-height="0.7cm" fo:text-align="center" fo:text-indent="0cm"/>
      <style:text-properties fo:font-variant="normal" fo:text-transform="none" fo:color="#66ff66" style:text-outline="false" style:text-line-through-style="none" style:text-line-through-type="none" style:font-name="Source Sans Pro Semibold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line-height="0.7cm" fo:text-align="center"/>
      <style:text-properties fo:color="#66ff66" style:font-name="Source Sans Pro Semibold"/>
    </style:style>
    <style:style style:name="T1" style:family="text">
      <style:text-properties style:font-name="Source Sans Pro Semibold"/>
    </style:style>
    <style:style style:name="T2" style:family="text">
      <style:text-properties fo:color="#ff6600" style:font-name="Source Sans Pro Semibold"/>
    </style:style>
    <style:style style:name="T3" style:family="text">
      <style:text-properties fo:color="#ff3333" style:font-name="Source Sans Pro Semibold"/>
    </style:style>
    <style:style style:name="T4" style:family="text">
      <style:text-properties fo:color="#66ff66" style:font-name="Source Sans Pro Semi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cm" svg:y1="15cm" svg:x2="22cm" svg:y2="15cm">
          <text:p/>
        </draw:line>
        <draw:line draw:style-name="gr1" draw:text-style-name="P1" draw:layer="layout" svg:x1="8cm" svg:y1="15cm" svg:x2="8cm" svg:y2="4cm">
          <text:p/>
        </draw:line>
        <draw:frame draw:style-name="gr2" draw:text-style-name="P3" draw:layer="layout" svg:width="3.3cm" svg:height="1.052cm" svg:x="18.2cm" svg:y="15.1cm">
          <draw:text-box>
            <text:p text:style-name="P2"><text:span text:style-name="T1">UI fidelity</text:span></text:p>
          </draw:text-box>
        </draw:frame>
        <draw:frame draw:style-name="gr3" draw:text-style-name="P3" draw:layer="layout" svg:width="3.8cm" svg:height="1.853cm" draw:transform="rotate (1.5707963267949) translate (6.767cm 8.228cm)">
          <draw:text-box>
            <text:p text:style-name="P2"><text:span text:style-name="T1">Complexity</text:span></text:p>
          </draw:text-box>
        </draw:frame>
        <draw:frame draw:style-name="gr4" draw:text-style-name="P5" draw:layer="layout" svg:width="3.8cm" svg:height="2.253cm" svg:x="8.4cm" svg:y="13.047cm">
          <draw:text-box>
            <text:p text:style-name="P4"><text:span text:style-name="T2">Server-side app</text:span></text:p>
          </draw:text-box>
        </draw:frame>
        <draw:frame draw:style-name="gr4" draw:text-style-name="P7" draw:layer="layout" svg:width="3.3cm" svg:height="2.253cm" svg:x="18.8cm" svg:y="4.1cm">
          <draw:text-box>
            <text:p text:style-name="P6"><text:span text:style-name="T3">Single page app</text:span></text:p>
          </draw:text-box>
        </draw:frame>
        <draw:frame draw:style-name="gr4" draw:text-style-name="P9" draw:layer="layout" svg:width="3.3cm" svg:height="2.351cm" svg:x="15.5cm" svg:y="10.3cm">
          <draw:text-box>
            <text:p text:style-name="P8"><text:span text:style-name="T4">New Sweet Spo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3T11:34:44.155081477</meta:creation-date>
    <dc:date>2016-07-13T11:53:08.584236956</dc:date>
    <meta:editing-duration>PT17M52S</meta:editing-duration>
    <meta:editing-cycles>3</meta:editing-cycles>
    <meta:generator>LibreOffice/5.1.4.2$Linux_X86_64 LibreOffice_project/10m0$Build-2</meta:generator>
    <meta:document-statistic meta:object-count="7"/>
  </office:meta>
</office:document-meta>
</file>